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4-01T00:00:00" table:style-name="ce5">
            <text:p>2020/4/1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37066" table:style-name="ce6">
            <text:p>37,066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34317" table:style-name="ce6">
            <text:p>134,317<text:s/></text:p>
          </table:table-cell>
          <table:table-cell office:value-type="float" office:value="34209" table:style-name="ce6">
            <text:p>34,209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36965" table:style-name="ce6">
            <text:p>36,965<text:s/></text:p>
          </table:table-cell>
          <table:table-cell office:value-type="float" office:value="34427" table:style-name="ce6">
            <text:p>34,427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45000" table:style-name="ce6">
            <text:p>45,000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30520" table:style-name="ce6">
            <text:p>30,520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54575" table:style-name="ce6">
            <text:p>54,575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35380" table:style-name="ce6">
            <text:p>35,380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2916" table:style-name="ce6">
            <text:p>2,916<text:s/></text:p>
          </table:table-cell>
          <table:table-cell table:number-columns-repeated="16264"/>
        </table:table-row>
        <table:table-row table:style-name="ro2">
          <table:table-cell office:value-type="date" office:date-value="2020-04-02T00:00:00" table:style-name="ce5">
            <text:p>2020/4/2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88924" table:style-name="ce6">
            <text:p>88,924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22411" table:style-name="ce6">
            <text:p>22,411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478" table:style-name="ce6">
            <text:p>1,478<text:s/></text:p>
          </table:table-cell>
          <table:table-cell table:number-columns-repeated="16264"/>
        </table:table-row>
        <table:table-row table:style-name="ro2">
          <table:table-cell office:value-type="date" office:date-value="2020-04-03T00:00:00" table:style-name="ce5">
            <text:p>2020/4/3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65544" table:style-name="ce6">
            <text:p>65,544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361" table:style-name="ce6">
            <text:p>1,361<text:s/></text:p>
          </table:table-cell>
          <table:table-cell table:number-columns-repeated="16264"/>
        </table:table-row>
        <table:table-row table:style-name="ro2">
          <table:table-cell office:value-type="date" office:date-value="2020-04-04T00:00:00" table:style-name="ce5">
            <text:p>2020/4/4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51400" table:style-name="ce6">
            <text:p>51,400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28859" table:style-name="ce6">
            <text:p>28,859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38" table:style-name="ce6">
            <text:p>338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243" table:style-name="ce6">
            <text:p>1,243<text:s/></text:p>
          </table:table-cell>
          <table:table-cell table:number-columns-repeated="16264"/>
        </table:table-row>
        <table:table-row table:style-name="ro2">
          <table:table-cell office:value-type="date" office:date-value="2020-04-05T00:00:00" table:style-name="ce5">
            <text:p>2020/4/5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0994" table:style-name="ce6">
            <text:p>60,994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16266" table:style-name="ce6">
            <text:p>16,266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378" table:style-name="ce6">
            <text:p>1,378<text:s/></text:p>
          </table:table-cell>
          <table:table-cell table:number-columns-repeated="16264"/>
        </table:table-row>
        <table:table-row table:style-name="ro2">
          <table:table-cell office:value-type="date" office:date-value="2020-04-06T00:00:00" table:style-name="ce5">
            <text:p>2020/4/6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34910" table:style-name="ce6">
            <text:p>34,910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1399" table:style-name="ce6">
            <text:p>31,39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84684" table:style-name="ce6">
            <text:p>84,684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6208" table:style-name="ce6">
            <text:p>16,20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31867" table:style-name="ce6">
            <text:p>31,867<text:s/></text:p>
          </table:table-cell>
          <table:table-cell office:value-type="float" office:value="34794" table:style-name="ce6">
            <text:p>34,794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20114" table:style-name="ce6">
            <text:p>20,114<text:s/></text:p>
          </table:table-cell>
          <table:table-cell office:value-type="float" office:value="37696" table:style-name="ce6">
            <text:p>37,696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46658" table:style-name="ce6">
            <text:p>46,658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32287" table:style-name="ce6">
            <text:p>32,287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2741" table:style-name="ce6">
            <text:p>2,741<text:s/></text:p>
          </table:table-cell>
          <table:table-cell table:number-columns-repeated="16264"/>
        </table:table-row>
        <table:table-row table:style-name="ro2">
          <table:table-cell office:value-type="date" office:date-value="2020-04-07T00:00:00" table:style-name="ce5">
            <text:p>2020/4/7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5410" table:style-name="ce6">
            <text:p>35,410<text:s/></text:p>
          </table:table-cell>
          <table:table-cell office:value-type="float" office:value="31568" table:style-name="ce6">
            <text:p>31,568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30958" table:style-name="ce6">
            <text:p>30,958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81472" table:style-name="ce6">
            <text:p>81,472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22524" table:style-name="ce6">
            <text:p>22,524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38534" table:style-name="ce6">
            <text:p>38,534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45336" table:style-name="ce6">
            <text:p>45,336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32581" table:style-name="ce6">
            <text:p>32,581<text:s/></text:p>
          </table:table-cell>
          <table:table-cell office:value-type="float" office:value="19728" table:style-name="ce6">
            <text:p>19,728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2709" table:style-name="ce6">
            <text:p>2,709<text:s/></text:p>
          </table:table-cell>
          <table:table-cell table:number-columns-repeated="16264"/>
        </table:table-row>
        <table:table-row table:style-name="ro2">
          <table:table-cell office:value-type="date" office:date-value="2020-04-08T00:00:00" table:style-name="ce5">
            <text:p>2020/4/8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31457" table:style-name="ce6">
            <text:p>31,457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31064" table:style-name="ce6">
            <text:p>31,064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82117" table:style-name="ce6">
            <text:p>82,117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30997" table:style-name="ce6">
            <text:p>30,997<text:s/></text:p>
          </table:table-cell>
          <table:table-cell office:value-type="float" office:value="34666" table:style-name="ce6">
            <text:p>34,666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45236" table:style-name="ce6">
            <text:p>45,236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749" table:style-name="ce6">
            <text:p>2,749<text:s/></text:p>
          </table:table-cell>
          <table:table-cell table:number-columns-repeated="16264"/>
        </table:table-row>
        <table:table-row table:style-name="ro2">
          <table:table-cell office:value-type="date" office:date-value="2020-04-09T00:00:00" table:style-name="ce5">
            <text:p>2020/4/9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35028" table:style-name="ce6">
            <text:p>35,028<text:s/></text:p>
          </table:table-cell>
          <table:table-cell office:value-type="float" office:value="31617" table:style-name="ce6">
            <text:p>31,617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25645" table:style-name="ce6">
            <text:p>25,645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30912" table:style-name="ce6">
            <text:p>30,912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83172" table:style-name="ce6">
            <text:p>83,172<text:s/></text:p>
          </table:table-cell>
          <table:table-cell office:value-type="float" office:value="29228" table:style-name="ce6">
            <text:p>29,22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34494" table:style-name="ce6">
            <text:p>34,494<text:s/></text:p>
          </table:table-cell>
          <table:table-cell office:value-type="float" office:value="22486" table:style-name="ce6">
            <text:p>22,486<text:s/></text:p>
          </table:table-cell>
          <table:table-cell office:value-type="float" office:value="20290" table:style-name="ce6">
            <text:p>20,290<text:s/></text:p>
          </table:table-cell>
          <table:table-cell office:value-type="float" office:value="38783" table:style-name="ce6">
            <text:p>38,783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46585" table:style-name="ce6">
            <text:p>46,585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672" table:style-name="ce6">
            <text:p>2,672<text:s/></text:p>
          </table:table-cell>
          <table:table-cell table:number-columns-repeated="16264"/>
        </table:table-row>
        <table:table-row table:style-name="ro2">
          <table:table-cell office:value-type="date" office:date-value="2020-04-10T00:00:00" table:style-name="ce5">
            <text:p>2020/4/10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36895" table:style-name="ce6">
            <text:p>36,895<text:s/></text:p>
          </table:table-cell>
          <table:table-cell office:value-type="float" office:value="36411" table:style-name="ce6">
            <text:p>36,411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06828" table:style-name="ce6">
            <text:p>106,828<text:s/></text:p>
          </table:table-cell>
          <table:table-cell office:value-type="float" office:value="34590" table:style-name="ce6">
            <text:p>34,590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36444" table:style-name="ce6">
            <text:p>36,444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45538" table:style-name="ce6">
            <text:p>45,538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53980" table:style-name="ce6">
            <text:p>53,980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33637" table:style-name="ce6">
            <text:p>33,637<text:s/></text:p>
          </table:table-cell>
          <table:table-cell office:value-type="float" office:value="20598" table:style-name="ce6">
            <text:p>20,598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2902" table:style-name="ce6">
            <text:p>2,902<text:s/></text:p>
          </table:table-cell>
          <table:table-cell table:number-columns-repeated="16264"/>
        </table:table-row>
        <table:table-row table:style-name="ro2">
          <table:table-cell office:value-type="date" office:date-value="2020-04-11T00:00:00" table:style-name="ce5">
            <text:p>2020/4/11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8762" table:style-name="ce6">
            <text:p>78,762<text:s/></text:p>
          </table:table-cell>
          <table:table-cell office:value-type="float" office:value="29007" table:style-name="ce6">
            <text:p>29,007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37828" table:style-name="ce6">
            <text:p>37,828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36" table:style-name="ce6">
            <text:p>43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593" table:style-name="ce6">
            <text:p>1,593<text:s/></text:p>
          </table:table-cell>
          <table:table-cell table:number-columns-repeated="16264"/>
        </table:table-row>
        <table:table-row table:style-name="ro2">
          <table:table-cell office:value-type="date" office:date-value="2020-04-12T00:00:00" table:style-name="ce5">
            <text:p>2020/4/12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65816" table:style-name="ce6">
            <text:p>65,816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31390" table:style-name="ce6">
            <text:p>31,390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27814" table:style-name="ce6">
            <text:p>27,814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466" table:style-name="ce6">
            <text:p>1,466<text:s/></text:p>
          </table:table-cell>
          <table:table-cell table:number-columns-repeated="16264"/>
        </table:table-row>
        <table:table-row table:style-name="ro2">
          <table:table-cell office:value-type="date" office:date-value="2020-04-13T00:00:00" table:style-name="ce5">
            <text:p>2020/4/13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34525" table:style-name="ce6">
            <text:p>34,525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83900" table:style-name="ce6">
            <text:p>83,900<text:s/></text:p>
          </table:table-cell>
          <table:table-cell office:value-type="float" office:value="28038" table:style-name="ce6">
            <text:p>28,038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31287" table:style-name="ce6">
            <text:p>31,287<text:s/></text:p>
          </table:table-cell>
          <table:table-cell office:value-type="float" office:value="32722" table:style-name="ce6">
            <text:p>32,722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38586" table:style-name="ce6">
            <text:p>38,586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46007" table:style-name="ce6">
            <text:p>46,007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31755" table:style-name="ce6">
            <text:p>31,755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791" table:style-name="ce6">
            <text:p>2,791<text:s/></text:p>
          </table:table-cell>
          <table:table-cell table:number-columns-repeated="16264"/>
        </table:table-row>
        <table:table-row table:style-name="ro2">
          <table:table-cell office:value-type="date" office:date-value="2020-04-14T00:00:00" table:style-name="ce5">
            <text:p>2020/4/14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34946" table:style-name="ce6">
            <text:p>34,946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1543" table:style-name="ce6">
            <text:p>31,543<text:s/></text:p>
          </table:table-cell>
          <table:table-cell office:value-type="float" office:value="22693" table:style-name="ce6">
            <text:p>22,693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20266" table:style-name="ce6">
            <text:p>20,266<text:s/></text:p>
          </table:table-cell>
          <table:table-cell office:value-type="float" office:value="83736" table:style-name="ce6">
            <text:p>83,736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33289" table:style-name="ce6">
            <text:p>33,289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39484" table:style-name="ce6">
            <text:p>39,484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46126" table:style-name="ce6">
            <text:p>46,126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32578" table:style-name="ce6">
            <text:p>32,578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20357" table:style-name="ce6">
            <text:p>20,357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2778" table:style-name="ce6">
            <text:p>2,778<text:s/></text:p>
          </table:table-cell>
          <table:table-cell table:number-columns-repeated="16264"/>
        </table:table-row>
        <table:table-row table:style-name="ro2">
          <table:table-cell office:value-type="date" office:date-value="2020-04-15T00:00:00" table:style-name="ce5">
            <text:p>2020/4/15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35562" table:style-name="ce6">
            <text:p>35,562<text:s/></text:p>
          </table:table-cell>
          <table:table-cell office:value-type="float" office:value="32425" table:style-name="ce6">
            <text:p>32,425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86355" table:style-name="ce6">
            <text:p>86,355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22984" table:style-name="ce6">
            <text:p>22,984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31958" table:style-name="ce6">
            <text:p>31,958<text:s/></text:p>
          </table:table-cell>
          <table:table-cell office:value-type="float" office:value="33741" table:style-name="ce6">
            <text:p>33,741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40883" table:style-name="ce6">
            <text:p>40,883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46817" table:style-name="ce6">
            <text:p>46,817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9872" table:style-name="ce6">
            <text:p>19,872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818" table:style-name="ce6">
            <text:p>2,818<text:s/></text:p>
          </table:table-cell>
          <table:table-cell table:number-columns-repeated="16264"/>
        </table:table-row>
        <table:table-row table:style-name="ro2">
          <table:table-cell office:value-type="date" office:date-value="2020-04-16T00:00:00" table:style-name="ce5">
            <text:p>2020/4/16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1526" table:style-name="ce6">
            <text:p>31,526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89706" table:style-name="ce6">
            <text:p>89,706<text:s/></text:p>
          </table:table-cell>
          <table:table-cell office:value-type="float" office:value="33835" table:style-name="ce6">
            <text:p>33,835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32369" table:style-name="ce6">
            <text:p>32,369<text:s/></text:p>
          </table:table-cell>
          <table:table-cell office:value-type="float" office:value="33686" table:style-name="ce6">
            <text:p>33,686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41131" table:style-name="ce6">
            <text:p>41,131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47798" table:style-name="ce6">
            <text:p>47,798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32871" table:style-name="ce6">
            <text:p>32,871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20612" table:style-name="ce6">
            <text:p>20,612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0-04-17T00:00:00" table:style-name="ce5">
            <text:p>2020/4/17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37197" table:style-name="ce6">
            <text:p>37,197<text:s/></text:p>
          </table:table-cell>
          <table:table-cell office:value-type="float" office:value="37151" table:style-name="ce6">
            <text:p>37,151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32885" table:style-name="ce6">
            <text:p>32,885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116931" table:style-name="ce6">
            <text:p>116,931<text:s/></text:p>
          </table:table-cell>
          <table:table-cell office:value-type="float" office:value="38097" table:style-name="ce6">
            <text:p>38,097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0765" table:style-name="ce6">
            <text:p>20,765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36064" table:style-name="ce6">
            <text:p>36,064<text:s/></text:p>
          </table:table-cell>
          <table:table-cell office:value-type="float" office:value="34857" table:style-name="ce6">
            <text:p>34,857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47420" table:style-name="ce6">
            <text:p>47,42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31392" table:style-name="ce6">
            <text:p>31,392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55630" table:style-name="ce6">
            <text:p>55,63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3026" table:style-name="ce6">
            <text:p>3,026<text:s/></text:p>
          </table:table-cell>
          <table:table-cell table:number-columns-repeated="16264"/>
        </table:table-row>
        <table:table-row table:style-name="ro2">
          <table:table-cell office:value-type="date" office:date-value="2020-04-18T00:00:00" table:style-name="ce5">
            <text:p>2020/4/18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31872" table:style-name="ce6">
            <text:p>31,872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9533" table:style-name="ce6">
            <text:p>19,533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15911" table:style-name="ce6">
            <text:p>15,911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9527" table:style-name="ce6">
            <text:p>89,527<text:s/></text:p>
          </table:table-cell>
          <table:table-cell office:value-type="float" office:value="31784" table:style-name="ce6">
            <text:p>31,784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42874" table:style-name="ce6">
            <text:p>42,87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37115" table:style-name="ce6">
            <text:p>37,11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1805" table:style-name="ce6">
            <text:p>1,805<text:s/></text:p>
          </table:table-cell>
          <table:table-cell table:number-columns-repeated="16264"/>
        </table:table-row>
        <table:table-row table:style-name="ro2">
          <table:table-cell office:value-type="date" office:date-value="2020-04-19T00:00:00" table:style-name="ce5">
            <text:p>2020/4/19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6570" table:style-name="ce6">
            <text:p>76,570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33764" table:style-name="ce6">
            <text:p>33,76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552" table:style-name="ce6">
            <text:p>1,552<text:s/></text:p>
          </table:table-cell>
          <table:table-cell table:number-columns-repeated="16264"/>
        </table:table-row>
        <table:table-row table:style-name="ro2">
          <table:table-cell office:value-type="date" office:date-value="2020-04-20T00:00:00" table:style-name="ce5">
            <text:p>2020/4/20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86468" table:style-name="ce6">
            <text:p>86,468<text:s/></text:p>
          </table:table-cell>
          <table:table-cell office:value-type="float" office:value="28117" table:style-name="ce6">
            <text:p>28,117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20512" table:style-name="ce6">
            <text:p>20,512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31709" table:style-name="ce6">
            <text:p>31,709<text:s/></text:p>
          </table:table-cell>
          <table:table-cell office:value-type="float" office:value="35205" table:style-name="ce6">
            <text:p>35,205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39010" table:style-name="ce6">
            <text:p>39,010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46644" table:style-name="ce6">
            <text:p>46,644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796" table:style-name="ce6">
            <text:p>2,796<text:s/></text:p>
          </table:table-cell>
          <table:table-cell table:number-columns-repeated="16264"/>
        </table:table-row>
        <table:table-row table:style-name="ro2">
          <table:table-cell office:value-type="date" office:date-value="2020-04-21T00:00:00" table:style-name="ce5">
            <text:p>2020/4/21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5898" table:style-name="ce6">
            <text:p>35,898<text:s/></text:p>
          </table:table-cell>
          <table:table-cell office:value-type="float" office:value="30969" table:style-name="ce6">
            <text:p>30,969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9905" table:style-name="ce6">
            <text:p>19,905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31504" table:style-name="ce6">
            <text:p>31,504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83098" table:style-name="ce6">
            <text:p>83,098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35476" table:style-name="ce6">
            <text:p>35,476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39141" table:style-name="ce6">
            <text:p>39,141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46396" table:style-name="ce6">
            <text:p>46,396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33014" table:style-name="ce6">
            <text:p>33,014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1194" table:style-name="ce6">
            <text:p>21,194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767" table:style-name="ce6">
            <text:p>2,767<text:s/></text:p>
          </table:table-cell>
          <table:table-cell table:number-columns-repeated="16264"/>
        </table:table-row>
        <table:table-row table:style-name="ro2">
          <table:table-cell office:value-type="date" office:date-value="2020-04-22T00:00:00" table:style-name="ce5">
            <text:p>2020/4/22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36928" table:style-name="ce6">
            <text:p>36,928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1773" table:style-name="ce6">
            <text:p>31,773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85002" table:style-name="ce6">
            <text:p>85,002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25986" table:style-name="ce6">
            <text:p>25,986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32278" table:style-name="ce6">
            <text:p>32,278<text:s/></text:p>
          </table:table-cell>
          <table:table-cell office:value-type="float" office:value="35722" table:style-name="ce6">
            <text:p>35,722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39865" table:style-name="ce6">
            <text:p>39,865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17597" table:style-name="ce6">
            <text:p>17,597<text:s/></text:p>
          </table:table-cell>
          <table:table-cell office:value-type="float" office:value="47835" table:style-name="ce6">
            <text:p>47,835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21625" table:style-name="ce6">
            <text:p>21,625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2792" table:style-name="ce6">
            <text:p>2,792<text:s/></text:p>
          </table:table-cell>
          <table:table-cell table:number-columns-repeated="16264"/>
        </table:table-row>
        <table:table-row table:style-name="ro2">
          <table:table-cell office:value-type="date" office:date-value="2020-04-23T00:00:00" table:style-name="ce5">
            <text:p>2020/4/23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37448" table:style-name="ce6">
            <text:p>37,448<text:s/></text:p>
          </table:table-cell>
          <table:table-cell office:value-type="float" office:value="33317" table:style-name="ce6">
            <text:p>33,317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0443" table:style-name="ce6">
            <text:p>20,443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32782" table:style-name="ce6">
            <text:p>32,782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18428" table:style-name="ce6">
            <text:p>18,428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89069" table:style-name="ce6">
            <text:p>89,069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22956" table:style-name="ce6">
            <text:p>22,956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33695" table:style-name="ce6">
            <text:p>33,695<text:s/></text:p>
          </table:table-cell>
          <table:table-cell office:value-type="float" office:value="36275" table:style-name="ce6">
            <text:p>36,275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40291" table:style-name="ce6">
            <text:p>40,291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49725" table:style-name="ce6">
            <text:p>49,725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34608" table:style-name="ce6">
            <text:p>34,608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2785" table:style-name="ce6">
            <text:p>2,785<text:s/></text:p>
          </table:table-cell>
          <table:table-cell table:number-columns-repeated="16264"/>
        </table:table-row>
        <table:table-row table:style-name="ro2">
          <table:table-cell office:value-type="date" office:date-value="2020-04-24T00:00:00" table:style-name="ce5">
            <text:p>2020/4/24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38811" table:style-name="ce6">
            <text:p>38,811<text:s/></text:p>
          </table:table-cell>
          <table:table-cell office:value-type="float" office:value="38213" table:style-name="ce6">
            <text:p>38,213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12824" table:style-name="ce6">
            <text:p>112,824<text:s/></text:p>
          </table:table-cell>
          <table:table-cell office:value-type="float" office:value="36872" table:style-name="ce6">
            <text:p>36,872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20564" table:style-name="ce6">
            <text:p>20,564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36339" table:style-name="ce6">
            <text:p>36,339<text:s/></text:p>
          </table:table-cell>
          <table:table-cell office:value-type="float" office:value="37027" table:style-name="ce6">
            <text:p>37,027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47039" table:style-name="ce6">
            <text:p>47,039<text:s/></text:p>
          </table:table-cell>
          <table:table-cell office:value-type="float" office:value="20776" table:style-name="ce6">
            <text:p>20,776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31863" table:style-name="ce6">
            <text:p>31,86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56989" table:style-name="ce6">
            <text:p>56,989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990" table:style-name="ce6">
            <text:p>2,990<text:s/></text:p>
          </table:table-cell>
          <table:table-cell table:number-columns-repeated="16264"/>
        </table:table-row>
        <table:table-row table:style-name="ro2">
          <table:table-cell office:value-type="date" office:date-value="2020-04-25T00:00:00" table:style-name="ce5">
            <text:p>2020/4/25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31496" table:style-name="ce6">
            <text:p>31,496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81264" table:style-name="ce6">
            <text:p>81,264<text:s/></text:p>
          </table:table-cell>
          <table:table-cell office:value-type="float" office:value="32248" table:style-name="ce6">
            <text:p>32,248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22574" table:style-name="ce6">
            <text:p>22,574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41031" table:style-name="ce6">
            <text:p>41,031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730" table:style-name="ce6">
            <text:p>1,730<text:s/></text:p>
          </table:table-cell>
          <table:table-cell table:number-columns-repeated="16264"/>
        </table:table-row>
        <table:table-row table:style-name="ro2">
          <table:table-cell office:value-type="date" office:date-value="2020-04-26T00:00:00" table:style-name="ce5">
            <text:p>2020/4/26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68580" table:style-name="ce6">
            <text:p>68,580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9435" table:style-name="ce6">
            <text:p>19,435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31685" table:style-name="ce6">
            <text:p>31,68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422" table:style-name="ce6">
            <text:p>1,422<text:s/></text:p>
          </table:table-cell>
          <table:table-cell table:number-columns-repeated="16264"/>
        </table:table-row>
        <table:table-row table:style-name="ro2">
          <table:table-cell office:value-type="date" office:date-value="2020-04-27T00:00:00" table:style-name="ce5">
            <text:p>2020/4/27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30889" table:style-name="ce6">
            <text:p>30,889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22690" table:style-name="ce6">
            <text:p>22,690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87316" table:style-name="ce6">
            <text:p>87,316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32375" table:style-name="ce6">
            <text:p>32,375<text:s/></text:p>
          </table:table-cell>
          <table:table-cell office:value-type="float" office:value="35369" table:style-name="ce6">
            <text:p>35,369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39206" table:style-name="ce6">
            <text:p>39,206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47751" table:style-name="ce6">
            <text:p>47,751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2796" table:style-name="ce6">
            <text:p>2,796<text:s/></text:p>
          </table:table-cell>
          <table:table-cell table:number-columns-repeated="16264"/>
        </table:table-row>
        <table:table-row table:style-name="ro2">
          <table:table-cell office:value-type="date" office:date-value="2020-04-28T00:00:00" table:style-name="ce5">
            <text:p>2020/4/28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36810" table:style-name="ce6">
            <text:p>36,810<text:s/></text:p>
          </table:table-cell>
          <table:table-cell office:value-type="float" office:value="35827" table:style-name="ce6">
            <text:p>35,827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88099" table:style-name="ce6">
            <text:p>88,099<text:s/></text:p>
          </table:table-cell>
          <table:table-cell office:value-type="float" office:value="31232" table:style-name="ce6">
            <text:p>31,232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33042" table:style-name="ce6">
            <text:p>33,042<text:s/></text:p>
          </table:table-cell>
          <table:table-cell office:value-type="float" office:value="36206" table:style-name="ce6">
            <text:p>36,206<text:s/></text:p>
          </table:table-cell>
          <table:table-cell office:value-type="float" office:value="23567" table:style-name="ce6">
            <text:p>23,567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40866" table:style-name="ce6">
            <text:p>40,866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27712" table:style-name="ce6">
            <text:p>27,712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48949" table:style-name="ce6">
            <text:p>48,949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3736" table:style-name="ce6">
            <text:p>33,736<text:s/></text:p>
          </table:table-cell>
          <table:table-cell office:value-type="float" office:value="20627" table:style-name="ce6">
            <text:p>20,627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5549" table:style-name="ce6">
            <text:p>25,549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790" table:style-name="ce6">
            <text:p>2,790<text:s/></text:p>
          </table:table-cell>
          <table:table-cell table:number-columns-repeated="16264"/>
        </table:table-row>
        <table:table-row table:style-name="ro2">
          <table:table-cell office:value-type="date" office:date-value="2020-04-29T00:00:00" table:style-name="ce5">
            <text:p>2020/4/29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7482" table:style-name="ce6">
            <text:p>37,482<text:s/></text:p>
          </table:table-cell>
          <table:table-cell office:value-type="float" office:value="35881" table:style-name="ce6">
            <text:p>35,881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15519" table:style-name="ce6">
            <text:p>15,519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91820" table:style-name="ce6">
            <text:p>91,820<text:s/></text:p>
          </table:table-cell>
          <table:table-cell office:value-type="float" office:value="32562" table:style-name="ce6">
            <text:p>32,562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20426" table:style-name="ce6">
            <text:p>20,426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33829" table:style-name="ce6">
            <text:p>33,829<text:s/></text:p>
          </table:table-cell>
          <table:table-cell office:value-type="float" office:value="36904" table:style-name="ce6">
            <text:p>36,904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42465" table:style-name="ce6">
            <text:p>42,465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50047" table:style-name="ce6">
            <text:p>50,047<text:s/></text:p>
          </table:table-cell>
          <table:table-cell office:value-type="float" office:value="18834" table:style-name="ce6">
            <text:p>18,83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800" table:style-name="ce6">
            <text:p>2,800<text:s/></text:p>
          </table:table-cell>
          <table:table-cell table:number-columns-repeated="16264"/>
        </table:table-row>
        <table:table-row table:style-name="ro2">
          <table:table-cell office:value-type="date" office:date-value="2020-04-30T00:00:00" table:style-name="ce5">
            <text:p>2020/4/30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38650" table:style-name="ce6">
            <text:p>38,650<text:s/></text:p>
          </table:table-cell>
          <table:table-cell office:value-type="float" office:value="39644" table:style-name="ce6">
            <text:p>39,644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091" table:style-name="ce6">
            <text:p>25,091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22194" table:style-name="ce6">
            <text:p>22,194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3197" table:style-name="ce6">
            <text:p>33,197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12396" table:style-name="ce6">
            <text:p>112,396<text:s/></text:p>
          </table:table-cell>
          <table:table-cell office:value-type="float" office:value="35879" table:style-name="ce6">
            <text:p>35,879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36206" table:style-name="ce6">
            <text:p>36,206<text:s/></text:p>
          </table:table-cell>
          <table:table-cell office:value-type="float" office:value="36830" table:style-name="ce6">
            <text:p>36,830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45021" table:style-name="ce6">
            <text:p>45,021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31774" table:style-name="ce6">
            <text:p>31,774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54847" table:style-name="ce6">
            <text:p>54,847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35242" table:style-name="ce6">
            <text:p>35,242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2978" table:style-name="ce6">
            <text:p>2,978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4-01T00:00:00" table:style-name="ce5">
            <text:p>2020/4/1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34734" table:style-name="ce6">
            <text:p>34,734<text:s/></text:p>
          </table:table-cell>
          <table:table-cell office:value-type="float" office:value="36969" table:style-name="ce6">
            <text:p>36,969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25963" table:style-name="ce6">
            <text:p>25,96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32351" table:style-name="ce6">
            <text:p>32,351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03033" table:style-name="ce6">
            <text:p>103,033<text:s/></text:p>
          </table:table-cell>
          <table:table-cell office:value-type="float" office:value="32932" table:style-name="ce6">
            <text:p>32,932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27074" table:style-name="ce6">
            <text:p>27,074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6466" table:style-name="ce6">
            <text:p>16,46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32443" table:style-name="ce6">
            <text:p>32,443<text:s/></text:p>
          </table:table-cell>
          <table:table-cell office:value-type="float" office:value="35992" table:style-name="ce6">
            <text:p>35,992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45260" table:style-name="ce6">
            <text:p>45,260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29256" table:style-name="ce6">
            <text:p>29,256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51730" table:style-name="ce6">
            <text:p>51,730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34119" table:style-name="ce6">
            <text:p>34,119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960" table:style-name="ce6">
            <text:p>2,960<text:s/></text:p>
          </table:table-cell>
          <table:table-cell table:number-columns-repeated="16264"/>
        </table:table-row>
        <table:table-row table:style-name="ro2">
          <table:table-cell office:value-type="date" office:date-value="2020-04-02T00:00:00" table:style-name="ce5">
            <text:p>2020/4/2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2791" table:style-name="ce6">
            <text:p>62,791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31947" table:style-name="ce6">
            <text:p>31,947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29749" table:style-name="ce6">
            <text:p>29,749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342" table:style-name="ce6">
            <text:p>342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487" table:style-name="ce6">
            <text:p>1,487<text:s/></text:p>
          </table:table-cell>
          <table:table-cell table:number-columns-repeated="16264"/>
        </table:table-row>
        <table:table-row table:style-name="ro2">
          <table:table-cell office:value-type="date" office:date-value="2020-04-03T00:00:00" table:style-name="ce5">
            <text:p>2020/4/3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7436" table:style-name="ce6">
            <text:p>17,436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60579" table:style-name="ce6">
            <text:p>60,579<text:s/></text:p>
          </table:table-cell>
          <table:table-cell office:value-type="float" office:value="22164" table:style-name="ce6">
            <text:p>22,164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31042" table:style-name="ce6">
            <text:p>31,042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359" table:style-name="ce6">
            <text:p>1,359<text:s/></text:p>
          </table:table-cell>
          <table:table-cell table:number-columns-repeated="16264"/>
        </table:table-row>
        <table:table-row table:style-name="ro2">
          <table:table-cell office:value-type="date" office:date-value="2020-04-04T00:00:00" table:style-name="ce5">
            <text:p>2020/4/4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65618" table:style-name="ce6">
            <text:p>65,618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62" table:style-name="ce6">
            <text:p>262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201" table:style-name="ce6">
            <text:p>1,201<text:s/></text:p>
          </table:table-cell>
          <table:table-cell table:number-columns-repeated="16264"/>
        </table:table-row>
        <table:table-row table:style-name="ro2">
          <table:table-cell office:value-type="date" office:date-value="2020-04-05T00:00:00" table:style-name="ce5">
            <text:p>2020/4/5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04802" table:style-name="ce6">
            <text:p>104,802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15155" table:style-name="ce6">
            <text:p>15,155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1272" table:style-name="ce6">
            <text:p>1,272<text:s/></text:p>
          </table:table-cell>
          <table:table-cell table:number-columns-repeated="16264"/>
        </table:table-row>
        <table:table-row table:style-name="ro2">
          <table:table-cell office:value-type="date" office:date-value="2020-04-06T00:00:00" table:style-name="ce5">
            <text:p>2020/4/6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30532" table:style-name="ce6">
            <text:p>30,532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19565" table:style-name="ce6">
            <text:p>19,56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28889" table:style-name="ce6">
            <text:p>28,889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103710" table:style-name="ce6">
            <text:p>103,710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9678" table:style-name="ce6">
            <text:p>19,678<text:s/></text:p>
          </table:table-cell>
          <table:table-cell office:value-type="float" office:value="20367" table:style-name="ce6">
            <text:p>20,367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5331" table:style-name="ce6">
            <text:p>25,331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9178" table:style-name="ce6">
            <text:p>19,178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29052" table:style-name="ce6">
            <text:p>29,052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21349" table:style-name="ce6">
            <text:p>21,349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38576" table:style-name="ce6">
            <text:p>38,576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45030" table:style-name="ce6">
            <text:p>45,030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19960" table:style-name="ce6">
            <text:p>19,960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586" table:style-name="ce6">
            <text:p>2,586<text:s/></text:p>
          </table:table-cell>
          <table:table-cell table:number-columns-repeated="16264"/>
        </table:table-row>
        <table:table-row table:style-name="ro2">
          <table:table-cell office:value-type="date" office:date-value="2020-04-07T00:00:00" table:style-name="ce5">
            <text:p>2020/4/7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33237" table:style-name="ce6">
            <text:p>33,237<text:s/></text:p>
          </table:table-cell>
          <table:table-cell office:value-type="float" office:value="31174" table:style-name="ce6">
            <text:p>31,174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26321" table:style-name="ce6">
            <text:p>26,321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29520" table:style-name="ce6">
            <text:p>29,520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85086" table:style-name="ce6">
            <text:p>85,086<text:s/></text:p>
          </table:table-cell>
          <table:table-cell office:value-type="float" office:value="27466" table:style-name="ce6">
            <text:p>27,466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19254" table:style-name="ce6">
            <text:p>19,254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35296" table:style-name="ce6">
            <text:p>35,296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39428" table:style-name="ce6">
            <text:p>39,428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43448" table:style-name="ce6">
            <text:p>43,448<text:s/></text:p>
          </table:table-cell>
          <table:table-cell office:value-type="float" office:value="17925" table:style-name="ce6">
            <text:p>17,925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31612" table:style-name="ce6">
            <text:p>31,612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24049" table:style-name="ce6">
            <text:p>24,049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2718" table:style-name="ce6">
            <text:p>2,718<text:s/></text:p>
          </table:table-cell>
          <table:table-cell table:number-columns-repeated="16264"/>
        </table:table-row>
        <table:table-row table:style-name="ro2">
          <table:table-cell office:value-type="date" office:date-value="2020-04-08T00:00:00" table:style-name="ce5">
            <text:p>2020/4/8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31322" table:style-name="ce6">
            <text:p>31,322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5333" table:style-name="ce6">
            <text:p>15,333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20286" table:style-name="ce6">
            <text:p>20,286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551" table:style-name="ce6">
            <text:p>29,55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83913" table:style-name="ce6">
            <text:p>83,913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20301" table:style-name="ce6">
            <text:p>20,301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22424" table:style-name="ce6">
            <text:p>22,424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6675" table:style-name="ce6">
            <text:p>26,675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35178" table:style-name="ce6">
            <text:p>35,178<text:s/></text:p>
          </table:table-cell>
          <table:table-cell office:value-type="float" office:value="21660" table:style-name="ce6">
            <text:p>21,660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40351" table:style-name="ce6">
            <text:p>40,351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43884" table:style-name="ce6">
            <text:p>43,884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726" table:style-name="ce6">
            <text:p>2,726<text:s/></text:p>
          </table:table-cell>
          <table:table-cell table:number-columns-repeated="16264"/>
        </table:table-row>
        <table:table-row table:style-name="ro2">
          <table:table-cell office:value-type="date" office:date-value="2020-04-09T00:00:00" table:style-name="ce5">
            <text:p>2020/4/9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0492" table:style-name="ce6">
            <text:p>20,492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26014" table:style-name="ce6">
            <text:p>26,014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29512" table:style-name="ce6">
            <text:p>29,512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83837" table:style-name="ce6">
            <text:p>83,837<text:s/></text:p>
          </table:table-cell>
          <table:table-cell office:value-type="float" office:value="28961" table:style-name="ce6">
            <text:p>28,961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27099" table:style-name="ce6">
            <text:p>27,09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39539" table:style-name="ce6">
            <text:p>39,539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44970" table:style-name="ce6">
            <text:p>44,970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31273" table:style-name="ce6">
            <text:p>31,273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2665" table:style-name="ce6">
            <text:p>2,665<text:s/></text:p>
          </table:table-cell>
          <table:table-cell table:number-columns-repeated="16264"/>
        </table:table-row>
        <table:table-row table:style-name="ro2">
          <table:table-cell office:value-type="date" office:date-value="2020-04-10T00:00:00" table:style-name="ce5">
            <text:p>2020/4/10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34065" table:style-name="ce6">
            <text:p>34,065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27531" table:style-name="ce6">
            <text:p>27,531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00098" table:style-name="ce6">
            <text:p>100,098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1298" table:style-name="ce6">
            <text:p>21,298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25352" table:style-name="ce6">
            <text:p>25,352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26179" table:style-name="ce6">
            <text:p>26,179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20169" table:style-name="ce6">
            <text:p>20,169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31308" table:style-name="ce6">
            <text:p>31,308<text:s/></text:p>
          </table:table-cell>
          <table:table-cell office:value-type="float" office:value="37368" table:style-name="ce6">
            <text:p>37,368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45630" table:style-name="ce6">
            <text:p>45,630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28139" table:style-name="ce6">
            <text:p>28,139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51014" table:style-name="ce6">
            <text:p>51,014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32333" table:style-name="ce6">
            <text:p>32,333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972" table:style-name="ce6">
            <text:p>2,972<text:s/></text:p>
          </table:table-cell>
          <table:table-cell table:number-columns-repeated="16264"/>
        </table:table-row>
        <table:table-row table:style-name="ro2">
          <table:table-cell office:value-type="date" office:date-value="2020-04-11T00:00:00" table:style-name="ce5">
            <text:p>2020/4/11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30904" table:style-name="ce6">
            <text:p>30,904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504" table:style-name="ce6">
            <text:p>14,504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77638" table:style-name="ce6">
            <text:p>77,638<text:s/></text:p>
          </table:table-cell>
          <table:table-cell office:value-type="float" office:value="28098" table:style-name="ce6">
            <text:p>28,098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37655" table:style-name="ce6">
            <text:p>37,655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34185" table:style-name="ce6">
            <text:p>34,185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1533" table:style-name="ce6">
            <text:p>1,533<text:s/></text:p>
          </table:table-cell>
          <table:table-cell table:number-columns-repeated="16264"/>
        </table:table-row>
        <table:table-row table:style-name="ro2">
          <table:table-cell office:value-type="date" office:date-value="2020-04-12T00:00:00" table:style-name="ce5">
            <text:p>2020/4/12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73141" table:style-name="ce6">
            <text:p>73,141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1351" table:style-name="ce6">
            <text:p>1,351<text:s/></text:p>
          </table:table-cell>
          <table:table-cell table:number-columns-repeated="16264"/>
        </table:table-row>
        <table:table-row table:style-name="ro2">
          <table:table-cell office:value-type="date" office:date-value="2020-04-13T00:00:00" table:style-name="ce5">
            <text:p>2020/4/13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32797" table:style-name="ce6">
            <text:p>32,797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0395" table:style-name="ce6">
            <text:p>20,39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29217" table:style-name="ce6">
            <text:p>29,217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88851" table:style-name="ce6">
            <text:p>88,851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8487" table:style-name="ce6">
            <text:p>18,487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22111" table:style-name="ce6">
            <text:p>22,111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33256" table:style-name="ce6">
            <text:p>33,256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39444" table:style-name="ce6">
            <text:p>39,444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44640" table:style-name="ce6">
            <text:p>44,640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31319" table:style-name="ce6">
            <text:p>31,319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2773" table:style-name="ce6">
            <text:p>2,773<text:s/></text:p>
          </table:table-cell>
          <table:table-cell table:number-columns-repeated="16264"/>
        </table:table-row>
        <table:table-row table:style-name="ro2">
          <table:table-cell office:value-type="date" office:date-value="2020-04-14T00:00:00" table:style-name="ce5">
            <text:p>2020/4/14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33168" table:style-name="ce6">
            <text:p>33,168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26250" table:style-name="ce6">
            <text:p>26,250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0064" table:style-name="ce6">
            <text:p>30,064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85788" table:style-name="ce6">
            <text:p>85,788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27574" table:style-name="ce6">
            <text:p>27,574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22404" table:style-name="ce6">
            <text:p>22,404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27887" table:style-name="ce6">
            <text:p>27,887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1603" table:style-name="ce6">
            <text:p>21,603<text:s/></text:p>
          </table:table-cell>
          <table:table-cell office:value-type="float" office:value="40321" table:style-name="ce6">
            <text:p>40,321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44697" table:style-name="ce6">
            <text:p>44,697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9394" table:style-name="ce6">
            <text:p>19,39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24190" table:style-name="ce6">
            <text:p>24,19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2737" table:style-name="ce6">
            <text:p>2,737<text:s/></text:p>
          </table:table-cell>
          <table:table-cell table:number-columns-repeated="16264"/>
        </table:table-row>
        <table:table-row table:style-name="ro2">
          <table:table-cell office:value-type="date" office:date-value="2020-04-15T00:00:00" table:style-name="ce5">
            <text:p>2020/4/15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33527" table:style-name="ce6">
            <text:p>33,527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87410" table:style-name="ce6">
            <text:p>87,410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9742" table:style-name="ce6">
            <text:p>19,742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34373" table:style-name="ce6">
            <text:p>34,373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22379" table:style-name="ce6">
            <text:p>22,379<text:s/></text:p>
          </table:table-cell>
          <table:table-cell office:value-type="float" office:value="41942" table:style-name="ce6">
            <text:p>41,942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6347" table:style-name="ce6">
            <text:p>26,347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45809" table:style-name="ce6">
            <text:p>45,809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2175" table:style-name="ce6">
            <text:p>32,175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825" table:style-name="ce6">
            <text:p>2,825<text:s/></text:p>
          </table:table-cell>
          <table:table-cell table:number-columns-repeated="16264"/>
        </table:table-row>
        <table:table-row table:style-name="ro2">
          <table:table-cell office:value-type="date" office:date-value="2020-04-16T00:00:00" table:style-name="ce5">
            <text:p>2020/4/16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3478" table:style-name="ce6">
            <text:p>33,478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4669" table:style-name="ce6">
            <text:p>24,669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1223" table:style-name="ce6">
            <text:p>21,22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90105" table:style-name="ce6">
            <text:p>90,105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34118" table:style-name="ce6">
            <text:p>34,118<text:s/></text:p>
          </table:table-cell>
          <table:table-cell office:value-type="float" office:value="22155" table:style-name="ce6">
            <text:p>22,155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41507" table:style-name="ce6">
            <text:p>41,507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46224" table:style-name="ce6">
            <text:p>46,224<text:s/></text:p>
          </table:table-cell>
          <table:table-cell office:value-type="float" office:value="18056" table:style-name="ce6">
            <text:p>18,056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31832" table:style-name="ce6">
            <text:p>31,83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20150" table:style-name="ce6">
            <text:p>20,150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2835" table:style-name="ce6">
            <text:p>2,835<text:s/></text:p>
          </table:table-cell>
          <table:table-cell table:number-columns-repeated="16264"/>
        </table:table-row>
        <table:table-row table:style-name="ro2">
          <table:table-cell office:value-type="date" office:date-value="2020-04-17T00:00:00" table:style-name="ce5">
            <text:p>2020/4/17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34443" table:style-name="ce6">
            <text:p>34,443<text:s/></text:p>
          </table:table-cell>
          <table:table-cell office:value-type="float" office:value="36689" table:style-name="ce6">
            <text:p>36,689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28007" table:style-name="ce6">
            <text:p>28,007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1929" table:style-name="ce6">
            <text:p>31,929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23931" table:style-name="ce6">
            <text:p>23,931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07276" table:style-name="ce6">
            <text:p>107,276<text:s/></text:p>
          </table:table-cell>
          <table:table-cell office:value-type="float" office:value="36557" table:style-name="ce6">
            <text:p>36,557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26852" table:style-name="ce6">
            <text:p>26,852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27364" table:style-name="ce6">
            <text:p>27,364<text:s/></text:p>
          </table:table-cell>
          <table:table-cell office:value-type="float" office:value="32168" table:style-name="ce6">
            <text:p>32,168<text:s/></text:p>
          </table:table-cell>
          <table:table-cell office:value-type="float" office:value="35918" table:style-name="ce6">
            <text:p>35,918<text:s/></text:p>
          </table:table-cell>
          <table:table-cell office:value-type="float" office:value="23334" table:style-name="ce6">
            <text:p>23,334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47504" table:style-name="ce6">
            <text:p>47,504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52009" table:style-name="ce6">
            <text:p>52,009<text:s/></text:p>
          </table:table-cell>
          <table:table-cell office:value-type="float" office:value="18860" table:style-name="ce6">
            <text:p>18,86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2883" table:style-name="ce6">
            <text:p>32,883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109" table:style-name="ce6">
            <text:p>3,109<text:s/></text:p>
          </table:table-cell>
          <table:table-cell table:number-columns-repeated="16264"/>
        </table:table-row>
        <table:table-row table:style-name="ro2">
          <table:table-cell office:value-type="date" office:date-value="2020-04-18T00:00:00" table:style-name="ce5">
            <text:p>2020/4/18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31418" table:style-name="ce6">
            <text:p>31,418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86955" table:style-name="ce6">
            <text:p>86,955<text:s/></text:p>
          </table:table-cell>
          <table:table-cell office:value-type="float" office:value="30668" table:style-name="ce6">
            <text:p>30,668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24005" table:style-name="ce6">
            <text:p>24,005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41863" table:style-name="ce6">
            <text:p>41,863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36009" table:style-name="ce6">
            <text:p>36,009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1766" table:style-name="ce6">
            <text:p>1,766<text:s/></text:p>
          </table:table-cell>
          <table:table-cell table:number-columns-repeated="16264"/>
        </table:table-row>
        <table:table-row table:style-name="ro2">
          <table:table-cell office:value-type="date" office:date-value="2020-04-19T00:00:00" table:style-name="ce5">
            <text:p>2020/4/19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87111" table:style-name="ce6">
            <text:p>87,111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30215" table:style-name="ce6">
            <text:p>30,215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1447" table:style-name="ce6">
            <text:p>1,447<text:s/></text:p>
          </table:table-cell>
          <table:table-cell table:number-columns-repeated="16264"/>
        </table:table-row>
        <table:table-row table:style-name="ro2">
          <table:table-cell office:value-type="date" office:date-value="2020-04-20T00:00:00" table:style-name="ce5">
            <text:p>2020/4/20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32945" table:style-name="ce6">
            <text:p>32,945<text:s/></text:p>
          </table:table-cell>
          <table:table-cell office:value-type="float" office:value="29863" table:style-name="ce6">
            <text:p>29,863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9852" table:style-name="ce6">
            <text:p>29,852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18820" table:style-name="ce6">
            <text:p>18,820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92739" table:style-name="ce6">
            <text:p>92,739<text:s/></text:p>
          </table:table-cell>
          <table:table-cell office:value-type="float" office:value="27956" table:style-name="ce6">
            <text:p>27,956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1471" table:style-name="ce6">
            <text:p>21,471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2364" table:style-name="ce6">
            <text:p>22,364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8734" table:style-name="ce6">
            <text:p>28,734<text:s/></text:p>
          </table:table-cell>
          <table:table-cell office:value-type="float" office:value="35446" table:style-name="ce6">
            <text:p>35,446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39890" table:style-name="ce6">
            <text:p>39,890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44968" table:style-name="ce6">
            <text:p>44,968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31880" table:style-name="ce6">
            <text:p>31,880<text:s/></text:p>
          </table:table-cell>
          <table:table-cell office:value-type="float" office:value="18820" table:style-name="ce6">
            <text:p>18,820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739" table:style-name="ce6">
            <text:p>2,739<text:s/></text:p>
          </table:table-cell>
          <table:table-cell table:number-columns-repeated="16264"/>
        </table:table-row>
        <table:table-row table:style-name="ro2">
          <table:table-cell office:value-type="date" office:date-value="2020-04-21T00:00:00" table:style-name="ce5">
            <text:p>2020/4/21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30956" table:style-name="ce6">
            <text:p>30,956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20326" table:style-name="ce6">
            <text:p>20,326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0287" table:style-name="ce6">
            <text:p>20,287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30119" table:style-name="ce6">
            <text:p>30,119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85082" table:style-name="ce6">
            <text:p>85,082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35817" table:style-name="ce6">
            <text:p>35,817<text:s/></text:p>
          </table:table-cell>
          <table:table-cell office:value-type="float" office:value="22144" table:style-name="ce6">
            <text:p>22,144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45123" table:style-name="ce6">
            <text:p>45,123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32116" table:style-name="ce6">
            <text:p>32,11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18966" table:style-name="ce6">
            <text:p>18,966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2814" table:style-name="ce6">
            <text:p>2,814<text:s/></text:p>
          </table:table-cell>
          <table:table-cell table:number-columns-repeated="16264"/>
        </table:table-row>
        <table:table-row table:style-name="ro2">
          <table:table-cell office:value-type="date" office:date-value="2020-04-22T00:00:00" table:style-name="ce5">
            <text:p>2020/4/22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34884" table:style-name="ce6">
            <text:p>34,884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7580" table:style-name="ce6">
            <text:p>27,580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86133" table:style-name="ce6">
            <text:p>86,133<text:s/></text:p>
          </table:table-cell>
          <table:table-cell office:value-type="float" office:value="30188" table:style-name="ce6">
            <text:p>30,188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1200" table:style-name="ce6">
            <text:p>21,200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36136" table:style-name="ce6">
            <text:p>36,136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40972" table:style-name="ce6">
            <text:p>40,972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25846" table:style-name="ce6">
            <text:p>25,846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46515" table:style-name="ce6">
            <text:p>46,515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2851" table:style-name="ce6">
            <text:p>32,851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666" table:style-name="ce6">
            <text:p>2,666<text:s/></text:p>
          </table:table-cell>
          <table:table-cell table:number-columns-repeated="16264"/>
        </table:table-row>
        <table:table-row table:style-name="ro2">
          <table:table-cell office:value-type="date" office:date-value="2020-04-23T00:00:00" table:style-name="ce5">
            <text:p>2020/4/23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35883" table:style-name="ce6">
            <text:p>35,883<text:s/></text:p>
          </table:table-cell>
          <table:table-cell office:value-type="float" office:value="33830" table:style-name="ce6">
            <text:p>33,830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25258" table:style-name="ce6">
            <text:p>25,258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21298" table:style-name="ce6">
            <text:p>21,298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8191" table:style-name="ce6">
            <text:p>28,191<text:s/></text:p>
          </table:table-cell>
          <table:table-cell office:value-type="float" office:value="21952" table:style-name="ce6">
            <text:p>21,952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31054" table:style-name="ce6">
            <text:p>31,054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89719" table:style-name="ce6">
            <text:p>89,719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36564" table:style-name="ce6">
            <text:p>36,564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41225" table:style-name="ce6">
            <text:p>41,225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48403" table:style-name="ce6">
            <text:p>48,403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3981" table:style-name="ce6">
            <text:p>33,981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2870" table:style-name="ce6">
            <text:p>2,870<text:s/></text:p>
          </table:table-cell>
          <table:table-cell table:number-columns-repeated="16264"/>
        </table:table-row>
        <table:table-row table:style-name="ro2">
          <table:table-cell office:value-type="date" office:date-value="2020-04-24T00:00:00" table:style-name="ce5">
            <text:p>2020/4/24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37896" table:style-name="ce6">
            <text:p>37,896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2311" table:style-name="ce6">
            <text:p>32,311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105295" table:style-name="ce6">
            <text:p>105,295<text:s/></text:p>
          </table:table-cell>
          <table:table-cell office:value-type="float" office:value="35554" table:style-name="ce6">
            <text:p>35,554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29364" table:style-name="ce6">
            <text:p>29,36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20565" table:style-name="ce6">
            <text:p>20,56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38299" table:style-name="ce6">
            <text:p>38,299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46913" table:style-name="ce6">
            <text:p>46,913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28908" table:style-name="ce6">
            <text:p>28,908<text:s/></text:p>
          </table:table-cell>
          <table:table-cell office:value-type="float" office:value="30172" table:style-name="ce6">
            <text:p>30,17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53694" table:style-name="ce6">
            <text:p>53,694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4058" table:style-name="ce6">
            <text:p>34,058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3126" table:style-name="ce6">
            <text:p>3,126<text:s/></text:p>
          </table:table-cell>
          <table:table-cell table:number-columns-repeated="16264"/>
        </table:table-row>
        <table:table-row table:style-name="ro2">
          <table:table-cell office:value-type="date" office:date-value="2020-04-25T00:00:00" table:style-name="ce5">
            <text:p>2020/4/25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31407" table:style-name="ce6">
            <text:p>31,407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80317" table:style-name="ce6">
            <text:p>80,317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40182" table:style-name="ce6">
            <text:p>40,182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35473" table:style-name="ce6">
            <text:p>35,473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1701" table:style-name="ce6">
            <text:p>1,701<text:s/></text:p>
          </table:table-cell>
          <table:table-cell table:number-columns-repeated="16264"/>
        </table:table-row>
        <table:table-row table:style-name="ro2">
          <table:table-cell office:value-type="date" office:date-value="2020-04-26T00:00:00" table:style-name="ce5">
            <text:p>2020/4/26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77581" table:style-name="ce6">
            <text:p>77,581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32249" table:style-name="ce6">
            <text:p>32,249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603" table:style-name="ce6">
            <text:p>603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345" table:style-name="ce6">
            <text:p>1,345<text:s/></text:p>
          </table:table-cell>
          <table:table-cell table:number-columns-repeated="16264"/>
        </table:table-row>
        <table:table-row table:style-name="ro2">
          <table:table-cell office:value-type="date" office:date-value="2020-04-27T00:00:00" table:style-name="ce5">
            <text:p>2020/4/27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33806" table:style-name="ce6">
            <text:p>33,806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93208" table:style-name="ce6">
            <text:p>93,208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9097" table:style-name="ce6">
            <text:p>29,097<text:s/></text:p>
          </table:table-cell>
          <table:table-cell office:value-type="float" office:value="35510" table:style-name="ce6">
            <text:p>35,510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21737" table:style-name="ce6">
            <text:p>21,737<text:s/></text:p>
          </table:table-cell>
          <table:table-cell office:value-type="float" office:value="40027" table:style-name="ce6">
            <text:p>40,027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46483" table:style-name="ce6">
            <text:p>46,483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825" table:style-name="ce6">
            <text:p>2,825<text:s/></text:p>
          </table:table-cell>
          <table:table-cell table:number-columns-repeated="16264"/>
        </table:table-row>
        <table:table-row table:style-name="ro2">
          <table:table-cell office:value-type="date" office:date-value="2020-04-28T00:00:00" table:style-name="ce5">
            <text:p>2020/4/28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35730" table:style-name="ce6">
            <text:p>35,730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388" table:style-name="ce6">
            <text:p>31,388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89902" table:style-name="ce6">
            <text:p>89,902<text:s/></text:p>
          </table:table-cell>
          <table:table-cell office:value-type="float" office:value="30734" table:style-name="ce6">
            <text:p>30,734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8760" table:style-name="ce6">
            <text:p>28,760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3339" table:style-name="ce6">
            <text:p>23,339<text:s/></text:p>
          </table:table-cell>
          <table:table-cell office:value-type="float" office:value="26257" table:style-name="ce6">
            <text:p>26,257<text:s/></text:p>
          </table:table-cell>
          <table:table-cell office:value-type="float" office:value="29247" table:style-name="ce6">
            <text:p>29,247<text:s/></text:p>
          </table:table-cell>
          <table:table-cell office:value-type="float" office:value="36714" table:style-name="ce6">
            <text:p>36,714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41896" table:style-name="ce6">
            <text:p>41,896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47283" table:style-name="ce6">
            <text:p>47,283<text:s/></text:p>
          </table:table-cell>
          <table:table-cell office:value-type="float" office:value="18755" table:style-name="ce6">
            <text:p>18,755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2850" table:style-name="ce6">
            <text:p>2,850<text:s/></text:p>
          </table:table-cell>
          <table:table-cell table:number-columns-repeated="16264"/>
        </table:table-row>
        <table:table-row table:style-name="ro2">
          <table:table-cell office:value-type="date" office:date-value="2020-04-29T00:00:00" table:style-name="ce5">
            <text:p>2020/4/29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35424" table:style-name="ce6">
            <text:p>35,424<text:s/></text:p>
          </table:table-cell>
          <table:table-cell office:value-type="float" office:value="35840" table:style-name="ce6">
            <text:p>35,840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6489" table:style-name="ce6">
            <text:p>26,489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29801" table:style-name="ce6">
            <text:p>29,801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31731" table:style-name="ce6">
            <text:p>31,731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92157" table:style-name="ce6">
            <text:p>92,157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26746" table:style-name="ce6">
            <text:p>26,746<text:s/></text:p>
          </table:table-cell>
          <table:table-cell office:value-type="float" office:value="30156" table:style-name="ce6">
            <text:p>30,156<text:s/></text:p>
          </table:table-cell>
          <table:table-cell office:value-type="float" office:value="37644" table:style-name="ce6">
            <text:p>37,644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42929" table:style-name="ce6">
            <text:p>42,929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48651" table:style-name="ce6">
            <text:p>48,651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33745" table:style-name="ce6">
            <text:p>33,745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852" table:style-name="ce6">
            <text:p>2,852<text:s/></text:p>
          </table:table-cell>
          <table:table-cell table:number-columns-repeated="16264"/>
        </table:table-row>
        <table:table-row table:style-name="ro2">
          <table:table-cell office:value-type="date" office:date-value="2020-04-30T00:00:00" table:style-name="ce5">
            <text:p>2020/4/30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36111" table:style-name="ce6">
            <text:p>36,111<text:s/></text:p>
          </table:table-cell>
          <table:table-cell office:value-type="float" office:value="39827" table:style-name="ce6">
            <text:p>39,827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30435" table:style-name="ce6">
            <text:p>30,435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99410" table:style-name="ce6">
            <text:p>99,410<text:s/></text:p>
          </table:table-cell>
          <table:table-cell office:value-type="float" office:value="34727" table:style-name="ce6">
            <text:p>34,727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27101" table:style-name="ce6">
            <text:p>27,10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31521" table:style-name="ce6">
            <text:p>31,521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27735" table:style-name="ce6">
            <text:p>27,735<text:s/></text:p>
          </table:table-cell>
          <table:table-cell office:value-type="float" office:value="31735" table:style-name="ce6">
            <text:p>31,735<text:s/></text:p>
          </table:table-cell>
          <table:table-cell office:value-type="float" office:value="38368" table:style-name="ce6">
            <text:p>38,368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45419" table:style-name="ce6">
            <text:p>45,419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30379" table:style-name="ce6">
            <text:p>30,379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51831" table:style-name="ce6">
            <text:p>51,831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34128" table:style-name="ce6">
            <text:p>34,128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002" table:style-name="ce6">
            <text:p>3,002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05-09T08:57:59Z</meta:creation-date>
    <dc:date>2020-05-09T08:58:38Z</dc:date>
  </office:meta>
</office:document-meta>
</file>